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" svg:font-family="FreeSans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7.1667in" style:page-number="auto" table:align="left" style:writing-mode="lr-tb"/>
    </style:style>
    <style:style style:name="Table1.A" style:family="table-column">
      <style:table-column-properties style:column-width="3.5778in"/>
    </style:style>
    <style:style style:name="Table1.B" style:family="table-column">
      <style:table-column-properties style:column-width="3.5889in"/>
    </style:style>
    <style:style style:name="Table1.1" style:family="table-row">
      <style:table-row-properties style:min-row-height="2.0104in"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P1" style:family="paragraph" style:parent-style-name="Text_20_body">
      <style:text-properties style:font-size-complex="14pt"/>
    </style:style>
    <style:style style:name="P2" style:family="paragraph" style:parent-style-name="Text_20_body">
      <style:paragraph-properties style:snap-to-layout-grid="false"/>
      <style:text-properties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2d97db" officeooo:paragraph-rsid="002d97db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rsid="001cc5f4" officeooo:paragraph-rsid="002f913f"/>
    </style:style>
    <style:style style:name="P5" style:family="paragraph" style:parent-style-name="Text_20_body">
      <style:paragraph-properties fo:text-align="justify" style:justify-single-word="false"/>
      <style:text-properties style:text-line-through-style="solid" style:text-line-through-type="single" style:text-underline-style="none" fo:font-weight="bold" officeooo:rsid="002a2e16" officeooo:paragraph-rsid="002a2e16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text-line-through-style="solid" style:text-line-through-type="single" style:text-underline-style="none" officeooo:rsid="001ece06" officeooo:paragraph-rsid="002f7b5b"/>
    </style:style>
    <style:style style:name="P7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1cc5f4" officeooo:paragraph-rsid="001cc5f4"/>
    </style:style>
    <style:style style:name="P8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1ece06" officeooo:paragraph-rsid="001ece06"/>
    </style:style>
    <style:style style:name="P9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1ece06" officeooo:paragraph-rsid="0022a1f7"/>
    </style:style>
    <style:style style:name="P10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22a1f7" officeooo:paragraph-rsid="0022a1f7"/>
    </style:style>
    <style:style style:name="P11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230ce5" officeooo:paragraph-rsid="00230ce5"/>
    </style:style>
    <style:style style:name="P12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2440da" officeooo:paragraph-rsid="002542ac"/>
    </style:style>
    <style:style style:name="P13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2542ac" officeooo:paragraph-rsid="002542ac"/>
    </style:style>
    <style:style style:name="P14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26e27b" officeooo:paragraph-rsid="0026e27b"/>
    </style:style>
    <style:style style:name="P15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26e27b" officeooo:paragraph-rsid="0028c6f9"/>
    </style:style>
    <style:style style:name="P16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26e27b" officeooo:paragraph-rsid="002a2e16"/>
    </style:style>
    <style:style style:name="P17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fo:font-weight="bold" officeooo:rsid="002a2e16" officeooo:paragraph-rsid="002a2e16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text-line-through-style="none" style:text-line-through-type="none" style:text-underline-style="none" fo:font-weight="bold" officeooo:rsid="002a2e16" officeooo:paragraph-rsid="002a2e16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text-line-through-style="none" style:text-line-through-type="none" style:text-underline-style="none" fo:font-weight="bold" officeooo:rsid="002bdf87" officeooo:paragraph-rsid="002bdf87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text-line-through-style="none" style:text-line-through-type="none" fo:font-weight="bold" officeooo:rsid="002d97db" officeooo:paragraph-rsid="0031a819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officeooo:rsid="002bdf87" officeooo:paragraph-rsid="002bdf87"/>
    </style:style>
    <style:style style:name="P22" style:family="paragraph" style:parent-style-name="Text_20_body">
      <style:paragraph-properties fo:text-align="justify" style:justify-single-word="false"/>
      <style:text-properties officeooo:rsid="002c00fb" officeooo:paragraph-rsid="002c00fb"/>
    </style:style>
    <style:style style:name="P23" style:family="paragraph" style:parent-style-name="Heading_20_5">
      <style:text-properties fo:font-size="14pt" style:font-size-asian="14pt" style:font-size-complex="14pt"/>
    </style:style>
    <style:style style:name="P24" style:family="paragraph" style:parent-style-name="Heading_20_5">
      <style:text-properties fo:font-size="14pt" style:font-size-asian="14pt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officeooo:rsid="001c59a7" officeooo:paragraph-rsid="001c59a7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28" style:family="paragraph" style:parent-style-name="Standard" style:list-style-name="WW8Num2">
      <style:paragraph-properties fo:text-align="justify" style:justify-single-word="false"/>
      <style:text-properties fo:font-size="14pt" style:font-size-asian="14pt"/>
    </style:style>
    <style:style style:name="P29" style:family="paragraph" style:parent-style-name="Standard">
      <style:paragraph-properties fo:text-align="center" style:justify-single-word="false"/>
      <style:text-properties officeooo:paragraph-rsid="001c59a7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line-through-type="none" style:font-name="Times New Roman" fo:language="ru" fo:country="RU" fo:font-style="normal" fo:text-shadow="none" style:text-underline-style="none" fo:font-weight="normal" fo:background-color="transparent" loext:char-shading-value="0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 style:text-emphasize="none"/>
    </style:style>
    <style:style style:name="T4" style:family="text">
      <style:text-properties style:text-line-through-style="none" style:text-line-through-type="none" fo:language="ru" fo:country="RU" fo:font-weight="normal" style:font-weight-asian="normal" style:font-weight-complex="normal"/>
    </style:style>
    <style:style style:name="T5" style:family="text">
      <style:text-properties style:text-line-through-style="none" style:text-line-through-type="none" officeooo:rsid="002f7b5b"/>
    </style:style>
    <style:style style:name="T6" style:family="text">
      <style:text-properties style:text-line-through-style="none" style:text-line-through-type="none" fo:font-size="14pt" fo:language="ru" fo:country="RU" fo:font-weight="normal" officeooo:rsid="004b6813" style:font-size-asian="14pt" style:font-weight-asian="normal" style:font-size-complex="14pt" style:font-weight-complex="normal"/>
    </style:style>
    <style:style style:name="T7" style:family="text">
      <style:text-properties style:text-line-through-style="none" style:text-line-through-type="none" fo:font-size="14pt" fo:language="ru" fo:country="RU" fo:font-weight="normal" officeooo:rsid="0055bc6e" style:font-size-asian="14pt" style:font-weight-asian="normal" style:font-size-complex="14pt" style:font-weight-complex="normal"/>
    </style:style>
    <style:style style:name="T8" style:family="text">
      <style:text-properties style:text-line-through-style="none" style:text-line-through-type="none" fo:font-size="14pt" fo:language="ru" fo:country="RU" fo:font-weight="normal" officeooo:rsid="0059cee5" style:font-size-asian="14pt" style:font-weight-asian="normal" style:font-size-complex="14pt" style:font-weight-complex="normal"/>
    </style:style>
    <style:style style:name="T9" style:family="text">
      <style:text-properties style:text-line-through-style="none" style:text-line-through-type="none" fo:font-size="14pt" fo:language="ru" fo:country="RU" fo:font-weight="normal" officeooo:rsid="002f913f" style:font-size-asian="14pt" style:font-weight-asian="normal" style:font-size-complex="14pt" style:font-weight-complex="normal"/>
    </style:style>
    <style:style style:name="T10" style:family="text">
      <style:text-properties style:text-line-through-style="none" style:text-line-through-type="none" fo:font-size="14pt" fo:language="ru" fo:country="RU" fo:font-weight="normal" officeooo:rsid="0031a819" style:font-size-asian="14pt" style:font-weight-asian="normal" style:font-size-complex="14pt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24d4d9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normal" officeooo:rsid="001f084f" style:font-weight-asian="normal" style:font-weight-complex="normal"/>
    </style:style>
    <style:style style:name="T15" style:family="text">
      <style:text-properties fo:language="ru" fo:country="RU" fo:font-weight="normal" officeooo:rsid="0028c6f9" style:font-weight-asian="normal" style:font-weight-complex="normal"/>
    </style:style>
    <style:style style:name="T16" style:family="text">
      <style:text-properties fo:language="ru" fo:country="RU" fo:font-weight="normal" officeooo:rsid="002440da" style:font-weight-asian="normal" style:font-weight-complex="normal"/>
    </style:style>
    <style:style style:name="T17" style:family="text">
      <style:text-properties fo:language="ru" fo:country="RU" fo:font-weight="normal" officeooo:rsid="002a2e16" style:font-weight-asian="normal" style:font-weight-complex="normal"/>
    </style:style>
    <style:style style:name="T18" style:family="text">
      <style:text-properties fo:language="ru" fo:country="RU" fo:font-weight="normal" officeooo:rsid="002542ac" style:font-weight-asian="normal" style:font-weight-complex="normal"/>
    </style:style>
    <style:style style:name="T19" style:family="text">
      <style:text-properties fo:language="ru" fo:country="RU" fo:font-weight="normal" officeooo:rsid="002bdf87" style:font-weight-asian="normal" style:font-weight-complex="normal"/>
    </style:style>
    <style:style style:name="T20" style:family="text">
      <style:text-properties fo:language="ru" fo:country="RU" fo:font-weight="normal" officeooo:rsid="002d97db" style:font-weight-asian="normal" style:font-weight-complex="normal"/>
    </style:style>
    <style:style style:name="T21" style:family="text">
      <style:text-properties fo:language="ru" fo:country="RU" fo:font-weight="normal" officeooo:rsid="0031bbe6" style:font-weight-asian="normal" style:font-weight-complex="normal"/>
    </style:style>
    <style:style style:name="T22" style:family="text">
      <style:text-properties fo:language="ru" fo:country="RU" officeooo:rsid="0031bbe6"/>
    </style:style>
    <style:style style:name="T23" style:family="text">
      <style:text-properties fo:font-weight="normal" officeooo:rsid="0030cee9" style:font-weight-asian="normal" style:font-weight-complex="normal"/>
    </style:style>
    <style:style style:name="T24" style:family="text">
      <style:text-properties fo:font-weight="normal" officeooo:rsid="0031a819" style:font-weight-asian="normal" style:font-weight-complex="normal"/>
    </style:style>
    <style:style style:name="T25" style:family="text">
      <style:text-properties fo:font-weight="normal" officeooo:rsid="0031f14d" style:font-weight-asian="normal" style:font-weight-complex="normal"/>
    </style:style>
    <style:style style:name="T26" style:family="text">
      <style:text-properties officeooo:rsid="001ece06"/>
    </style:style>
    <style:style style:name="T27" style:family="text">
      <style:text-properties officeooo:rsid="00205ea4"/>
    </style:style>
    <style:style style:name="T28" style:family="text">
      <style:text-properties officeooo:rsid="0022a1f7"/>
    </style:style>
    <style:style style:name="T29" style:family="text">
      <style:text-properties officeooo:rsid="00230ce5"/>
    </style:style>
    <style:style style:name="T30" style:family="text">
      <style:text-properties officeooo:rsid="002542ac"/>
    </style:style>
    <style:style style:name="T31" style:family="text">
      <style:text-properties officeooo:rsid="0026e27b"/>
    </style:style>
    <style:style style:name="T32" style:family="text">
      <style:text-properties officeooo:rsid="0028c6f9"/>
    </style:style>
    <style:style style:name="T33" style:family="text">
      <style:text-properties officeooo:rsid="002d97db"/>
    </style:style>
    <style:style style:name="T34" style:family="text">
      <style:text-properties officeooo:rsid="002f913f"/>
    </style:style>
    <style:style style:name="T35" style:family="text">
      <style:text-properties officeooo:rsid="0031a819"/>
    </style:style>
    <style:style style:name="T36" style:family="text">
      <style:text-properties officeooo:rsid="0031bb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  <text:p text:style-name="P1"/>
            <text:p text:style-name="P1"><text:s/></text:p>
          </table:table-cell>
          <table:table-cell table:style-name="Table1.A1" office:value-type="string">
            <text:p text:style-name="P25">УТВЕРЖДАЮ:</text:p>
            <text:p text:style-name="Standard"><text:span text:style-name="T2">Директор <text:s/>ПУ “Глубокоегаз”</text:span></text:p>
            <text:p text:style-name="Standard"><text:span text:style-name="T2">________________ П.А.Орловский <text:s text:c="97"/>«___» <text:s/>_______________2020г. <text:s text:c="151"/></text:span></text:p>
            <text:p text:style-name="Text_20_body"/>
          </table:table-cell>
        </table:table-row>
      </table:table>
      <text:p text:style-name="P26">Технические требования </text:p>
      <text:p text:style-name="P26">на техническую модернизацию</text:p>
      <text:p text:style-name="P26">по объекту «<text:span text:style-name="name_5f_vopr"><text:span text:style-name="T3">Телеметрия РУ СУГ №19, аг.Прошково Глубокского района»</text:span></text:span></text:p>
      <text:p text:style-name="P29"/>
      <text:p text:style-name="P3">1.Предусмотреть замену установленного оборудования:</text:p>
      <text:p text:style-name="P20"><text:span text:style-name="T23">-</text:span><text:span text:style-name="T24">р</text:span><text:span text:style-name="T23">егулятор давления REGO LV4403TR4 — </text:span><text:span text:style-name="T25">2</text:span><text:span text:style-name="T23">шт.</text:span></text:p>
      <text:p text:style-name="P20"><text:span text:style-name="T23">-</text:span><text:span text:style-name="T24">крышка резервуара с прокладками и шпильками - </text:span><text:span text:style-name="T25">2шт. <text:s text:c="2"/></text:span></text:p>
      <text:p text:style-name="P20"><text:span text:style-name="T24">-уровнемер ROCHESTER — </text:span><text:span text:style-name="T25">2шт.</text:span></text:p>
      <text:p text:style-name="P22"><text:span text:style-name="T36">2</text:span>.Предусмотреть замену технологического оборудования и запорной арматуры отработавшего нормативный срок эксплуатации (входная, выходная задвижка, краны шаровые фланцевые и муфтовые); </text:p>
      <text:p text:style-name="P22"><text:span text:style-name="T36">3</text:span>. При разработке проектной документации учсть требования ГОСТ 9.602-2016, 14202-69, ТКП 45-4.03-267-2012, 45-4.03-257-2012, СниП II-35-76, Инструкции по защите от коррозии стальных подземных газопроводов и резервуаров хранения сжиженных углеводородных газов с учетом существующих сетей, Правил по обеспечению промышленной безопасности в области газоснабжения Ркспублики Беларусь, а также других действующих НПА и ТНПА в части касающейся.</text:p>
      <text:p text:style-name="P21"><text:span text:style-name="T36">4</text:span>. Установка системы телеметрии «Indel», согласно следующих требований:</text:p>
      <text:p text:style-name="P4"><text:span text:style-name="T36">5.1.</text:span>Комплекс прграммно-технический «Indel» в составе:</text:p>
      <text:p text:style-name="P4">-<text:span text:style-name="T35">шкаф электротехнический</text:span><text:span text:style-name="T6"> 695</text:span><text:span text:style-name="T9">x</text:span><text:span text:style-name="T6">800мм </text:span><text:span text:style-name="T7">вес:15кг</text:span><text:span text:style-name="T6">. <text:s/></text:span></text:p>
      <text:p text:style-name="P4"><text:span text:style-name="T6">-</text:span><text:span text:style-name="T10">ш</text:span><text:span text:style-name="T9">каф электротехнический для аккумулятора </text:span><text:span text:style-name="T6">625</text:span><text:span text:style-name="T9">х</text:span><text:span text:style-name="T6">500мм </text:span><text:span text:style-name="T7">вес:32,5</text:span><text:span text:style-name="T8">кг</text:span><text:span text:style-name="T7"> </text:span><text:span text:style-name="T9">с</text:span><text:span text:style-name="T7"> аккумулятором</text:span><text:span text:style-name="T6">.</text:span> <text:s text:c="6542"/>-<text:span text:style-name="T26">модуль контроллера Indel 1708.2 — 1шт.</text:span></text:p>
      <text:p text:style-name="P7"><text:span text:style-name="T26">-барьер искрозащиты Корунд-МИЗ-24 — 2шт. </text:span></text:p>
      <text:p text:style-name="P8">-барьер искрозащиты Корунд-М<text:span text:style-name="T33">ИЗ-9 — 1шт</text:span>. </text:p>
      <text:p text:style-name="P8">-барьер искрозащиты Корунд-М31- 3шт.</text:p>
      <text:p text:style-name="P6"><text:span text:style-name="T5">-преобразователь напряжения 12в4в.-1шт.</text:span></text:p>
      <text:p text:style-name="P6"><text:span text:style-name="T5">-преобразователь напряжения 12в5в.-1шт. </text:span></text:p>
      <text:p text:style-name="P8">-<text:span text:style-name="T33">солнечны контроллер зарада SOLARFAM MPPT Solar Controller</text:span></text:p>
      <text:p text:style-name="P9">-<text:span text:style-name="T27">в</text:span>се<text:span text:style-name="T27">направленная 8дб 3G антена KC8-2050 N- female-1шт.</text:span></text:p>
      <text:p text:style-name="P9"><text:span text:style-name="T27">-модуль грозозащиты 50 Омс разъемом SMA — 1шт.</text:span></text:p>
      <text:p text:style-name="P9"><text:span text:style-name="T27">-кабельная сборка (или переходник) SMA-female/SMA-male — 1шт.</text:span></text:p>
      <text:p text:style-name="P9"><text:span text:style-name="T28">-кабель RG-174 <text:s/>— 5м.</text:span></text:p>
      <text:p text:style-name="P10">-разьем <text:span text:style-name="T29">RP-SMA-female C174P.</text:span></text:p>
      <text:p text:style-name="P11">-разьем RP-SMA-male C174P.</text:p>
      <text:p text:style-name="P12"><text:span text:style-name="T36">5.2. Преобразователь давления вход aplisens PC-28В/0,4/Ex/0,4-2В/0-0,6мПа/PD/М.</text:span></text:p>
      <text:p text:style-name="P12"><text:span text:style-name="T36">5.3. Преобразователь давления вход aplisens PC-28В/0,4/Ex/0,4-2В/0-1,6мПа/PD/М.</text:span></text:p>
      <text:p text:style-name="P13"><text:span text:style-name="T36">5</text:span>.4. Преобразователь давления вход aplisens PC-28В/0,4/Ex/0,4-2В/0-6<text:span text:style-name="T31">к</text:span>Па/PD/М.</text:p>
      <text:p text:style-name="P14"><text:span text:style-name="T36">5</text:span>.5. Источник питания <text:span text:style-name="T32">АКБ 12V 100 ah.</text:span></text:p>
      <text:p text:style-name="P15"><text:span text:style-name="T36">5</text:span>.6. <text:span text:style-name="T12">И</text:span><text:span text:style-name="T14">звещатель охранный точечный магнитоконтактный ИО102-36/В исп,10.</text:span></text:p>
      <text:p text:style-name="P16"><text:soft-page-break/><text:span text:style-name="T21">5</text:span><text:span text:style-name="T15">.7. </text:span><text:span text:style-name="T17">К</text:span><text:span text:style-name="T16">абель МКЭКШВ 2х2х0.75.</text:span></text:p>
      <text:p text:style-name="P16"><text:span text:style-name="T21">5</text:span><text:span text:style-name="T17">.8.</text:span><text:span text:style-name="T14"> </text:span><text:span text:style-name="T17">К</text:span><text:span text:style-name="T16">абель </text:span><text:span text:style-name="T18">КВВГ 4х0.75.</text:span></text:p>
      <text:p text:style-name="P16"><text:span text:style-name="T21">5</text:span><text:span text:style-name="T17">.9. Металлорукав герметичный в ПВХ — </text:span><text:span text:style-name="T21">3</text:span><text:span text:style-name="T17">0м.</text:span></text:p>
      <text:p text:style-name="P17"><text:span text:style-name="T22">6</text:span><text:span text:style-name="T11">. Дополнительные требования, которые необходимо учесть при разработке проекта:</text:span></text:p>
      <text:p text:style-name="P5"><text:span text:style-name="T13">-</text:span><text:span text:style-name="T4">наличие у проектной и строительномонтажной организации аттестатов соответствия согласно Указ Президента Ресбублики Беларусь от 14.01.2014 г. №26 и постоновлению Совета Министров Республики Беларусь от 21.03.2014 г.№252;</text:span></text:p>
      <text:p text:style-name="P18"><text:span text:style-name="T13">-проект выполнить в соответствии с требованиями Правил по обеспечению промышленной безопасности в области газоснабжения Республики Беларусь, ТКП-454.03-267-2012, ТКП 181-2009, ТКП 339-2011 и другими действующими нормативно-техническими актами;</text:span></text:p>
      <text:p text:style-name="P18"><text:span text:style-name="T13">-</text:span><text:span text:style-name="T19">предусмотреть установку оборудования, разрешенного к применению на территории Республики Беларусь в установленном порядке;</text:span></text:p>
      <text:p text:style-name="P18"><text:span text:style-name="T19">-необходимые для разработки ПСД данные по маркам и параметрам настройки оборудования получить в ПУ «Глубокоегаз»</text:span></text:p>
      <text:p text:style-name="P19"><text:span text:style-name="T22">7</text:span><text:span text:style-name="T11">.Требования по рассмотрению проекта:</text:span><text:span text:style-name="T13"> проектное решение рекомендуется предварительно рассмотреть (в следующем порядке) с ПУ «Глубокоегаз» и УП «Витебскоблгаз»</text:span></text:p>
      <text:p text:style-name="P19"><text:span text:style-name="T22">8</text:span><text:span text:style-name="T11">. Срок действия технических требований:</text:span><text:span text:style-name="T13"> действительны в течение двух лет.</text:span></text:p>
      <text:p text:style-name="P16"><text:span text:style-name="T14"><text:s text:c="359"/></text:span></text:p>
      <text:p text:style-name="P9"><text:span text:style-name="T27"><text:s text:c="2"/></text:span><text:s/></text:p>
      <text:p text:style-name="P8"/>
      <text:list xml:id="list1480310409" text:style-name="WW8Num2">
        <text:list-item>
          <text:p text:style-name="P28">Уполномоченный представитель заказчика:</text:p>
        </text:list-item>
        <text:list-item>
          <text:p text:style-name="P28">Главный инженер ПУ «Глубокоегаз» <text:s text:c="47"/>А.В.Карандей </text:p>
        </text:list-item>
        <text:list-item>
          <text:p text:style-name="P28"/>
        </text:list-item>
      </text:list>
      <text:p text:style-name="P27">Ведущий инженер службы заказчика <text:s text:c="56"/>В.Е.Яцук</text:p>
      <text:p text:style-name="P27"/>
      <text:p text:style-name="P27">Начальник ПТС ПУ «Глубокоегаз» <text:s text:c="60"/>В.Н.Радюш</text:p>
      <text:p text:style-name="P27"/>
      <text:p text:style-name="P27">Уполномоченный представитель проектной организации:</text:p>
      <text:p text:style-name="P27">Начальник Витебского филиала «НИИ Белгипротопгаз» <text:s text:c="24"/>С.В.Гвоздь</text:p>
      <text:p text:style-name="P27"/>
      <text:p text:style-name="P27">ГИП Витебского филиала «НИИ Белгипротопгаз» <text:s text:c="34"/>В.В.Пряникова </text:p>
      <text:p text:style-name="Standard"/>
      <text:h text:style-name="P24" text:outline-level="5"/>
      <text:h text:style-name="P23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" svg:font-family="FreeSans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0in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align="justify" style:justify-single-word="false" fo:text-indent="0in" style:auto-text-indent="false" fo:keep-with-next="always"/>
      <style:text-properties fo:font-size="12pt" style:font-size-asian="12pt" style:font-size-complex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in" style:auto-text-indent="false" fo:keep-with-next="always"/>
      <style:text-properties fo:color="#ff6600"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text-align="justify" style:justify-single-word="false" fo:text-indent="0in" style:auto-text-indent="false" fo:keep-with-next="always"/>
      <style:text-properties fo:font-size="13pt" style:font-size-asian="13pt" style:font-size-complex="14pt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8" style:display-name="Heading 8" style:family="paragraph" style:parent-style-name="Заголовок" style:next-style-name="Text_20_body" style:default-outline-level="8" style:class="text">
      <style:paragraph-properties fo:margin-left="0in" fo:margin-right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Заголовок" style:next-style-name="Text_20_body" style:default-outline-level="9" style:class="text">
      <style:paragraph-properties fo:margin-left="0in" fo:margin-right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Название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Название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Заголовок" style:family="paragraph" style:parent-style-name="Standard" style:next-style-name="Subtitle">
      <style:paragraph-properties fo:margin-left="0in" fo:margin-right="-0.6307in" fo:text-align="center" style:justify-single-word="false" fo:text-indent="0in" style:auto-text-indent="false"/>
      <style:text-properties fo:font-size="12pt" style:font-size-asian="12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Основной_20_текст_20_31" style:display-name="Основной текст 31" style:family="paragraph" style:parent-style-name="Standard">
      <style:paragraph-properties fo:text-align="justify" style:justify-single-word="false"/>
      <style:text-properties fo:font-size="11pt" style:font-size-asian="11pt" style:font-size-complex="12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аголовок_20_10" style:display-name="Заголовок 10" style:family="paragraph" style:parent-style-name="Заголовок" style:next-style-name="Text_20_body">
      <style:paragraph-properties fo:margin-left="0in" fo:margin-right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Содержимое_20_врезки" style:display-name="Содержимое врезки" style:family="paragraph" style:parent-style-name="Text_20_body"/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_28_веб_29_" style:display-name="Обычный (веб)" style:family="paragraph" style:parent-style-name="Standard">
      <style:paragraph-properties fo:margin-top="0.0693in" fo:margin-bottom="0.0827in" loext:contextual-spacing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4pt" style:font-weight-asian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4pt" style:font-weight-asian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WW8Num2z1" style:family="text">
      <style:text-properties style:font-name="Courier New" fo:font-family="'Courier New'" style:font-family-generic="modern" fo:language="ru" fo:country="RU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Основной_20_шрифт_20_абзаца2" style:display-name="Основной шрифт абзаца2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Символ_20_сноски" style:display-name="Символ сноски" style:family="text"/>
    <style:style style:name="Знак_20_сноски1" style:display-name="Знак сноски1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name_5f_vopr" style:display-name="name_vopr" style:family="text" style:parent-style-name="Основной_20_шрифт_20_абзаца">
      <style:text-properties fo:color="#000088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4839in" fo:margin-left="0.8543in" fo:margin-right="0.2571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                           </dc:title>
    <meta:creation-date>2020-09-03T11:25:03.464052652</meta:creation-date>
    <dc:date>2020-09-04T10:00:21.451128569</dc:date>
    <meta:print-date>2019-09-30T16:39:00</meta:print-date>
    <meta:editing-cycles>29</meta:editing-cycles>
    <meta:editing-duration>PT2H30M6S</meta:editing-duration>
    <meta:generator>LibreOffice/6.1.5.2$Linux_X86_64 LibreOffice_project/10$Build-2</meta:generator>
    <meta:document-statistic meta:table-count="1" meta:image-count="0" meta:object-count="0" meta:page-count="2" meta:paragraph-count="53" meta:word-count="395" meta:character-count="10939" meta:non-whitespace-character-count="3195"/>
  </office:meta>
</office:document-meta>
</file>